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officeooo:rsid="000d34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richet Rémy L1 GRP2</text:p>
      <text:p text:style-name="Preformatted_20_Text"/>
      <text:p text:style-name="Preformatted_20_Text">Ce site a été conçu pour présenter mes différentes passions et offrir une explication claire de chacune d’elles.</text:p>
      <text:p text:style-name="Preformatted_20_Text">Il y a une page pour chaque passions et on peut naviguer sur chacune d'entre de n’impor<text:span text:style-name="T1">te </text:span>quelle endroit</text:p>
      <text:p text:style-name="Preformatted_20_Text">La navigation est facilitée grâce à la barre de menu ainsi qu’aux images interactives qui permettent d’accéder directement aux différentes pages.</text:p>
      <text:p text:style-name="Preformatted_20_Text"/>
      <text:p text:style-name="Preformatted_20_Text">La page Sport Auto comprend également des visuels redirigeant vers d’autres sections du site, ainsi que vers une ressource externe.</text:p>
      <text:p text:style-name="Preformatted_20_Text">J'ai u un peut de mal a créer un tableau propre j'ai donc réutiliser un ancien code pour pouvoir remédier aux problème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21T17:17:50.215913100</dc:date>
    <meta:editing-duration>PT49S</meta:editing-duration>
    <meta:editing-cycles>1</meta:editing-cycles>
    <meta:document-statistic meta:table-count="0" meta:image-count="0" meta:object-count="0" meta:page-count="1" meta:paragraph-count="6" meta:word-count="104" meta:character-count="631" meta:non-whitespace-character-count="533"/>
    <meta:generator>LibreOffice/25.8.2.2$Windows_X86_64 LibreOffice_project/d401f2107ccab8f924a8e2df40f573aab7605b6f</meta:generator>
  </office:meta>
</office:document-meta>
</file>